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ourier" svg:font-family="Courier"/>
    <style:font-face style:name="Courier New" svg:font-family="Courier New"/>
    <style:font-face style:name="Times" svg:font-family="Times"/>
    <style:font-face style:name="Times New Roman" svg:font-family="Times New Roman"/>
    <style:font-face style:name="Wingdings" svg:font-family="Wingdings"/>
  </office:font-face-decls>
  <office:automatic-styles>
    <style:style style:name="Table1" style:family="table">
      <style:table-properties style:width="7.0in" table:align="margins"/>
    </style:style>
    <style:style style:name="P1" style:family="paragraph" style:parent-style-name="Standard">
      <style:text-properties style:font-name="Times New Roman" fo:font-size="12.0pt" fo:color="#000000"/>
    </style:style>
    <style:style style:name="P2" style:family="paragraph" style:parent-style-name="Standard">
      <style:paragraph-properties fo:text-align="justify"/>
      <style:text-properties style:font-name="Times New Roman" fo:font-size="12.0pt" fo:color="#000000"/>
    </style:style>
    <style:style style:name="P3" style:family="paragraph" style:parent-style-name="Standard">
      <style:text-properties style:font-name="Courier" fo:font-size="12.0pt" fo:color="#000000"/>
    </style:style>
    <style:style style:name="P4" style:family="paragraph" style:parent-style-name="Standard">
      <style:paragraph-properties fo:text-indent="0.5000in"/>
      <style:text-properties style:font-name="Times New Roman" fo:font-size="12.0pt" fo:color="#000000"/>
    </style:style>
    <style:style style:name="P5" style:family="paragraph" style:parent-style-name="Standard">
      <style:text-properties style:font-name="Arial" fo:font-size="12.0pt" fo:color="#000000"/>
    </style:style>
    <style:style style:name="P6" style:family="paragraph" style:parent-style-name="Standard">
      <style:text-properties style:font-name="Courier New" fo:font-size="12.0pt" fo:color="#000000"/>
    </style:style>
    <style:style style:name="P7" style:family="paragraph" style:parent-style-name="Standard">
      <style:paragraph-properties fo:text-indent="0.5000in"/>
      <style:text-properties style:font-name="Courier New" fo:font-size="12.0pt" fo:color="#000000"/>
    </style:style>
    <style:style style:name="P8" style:family="paragraph" style:parent-style-name="Standard">
      <style:paragraph-properties fo:margin-left="2.5000in" fo:text-indent="-2.0000in"/>
      <style:text-properties style:font-name="Arial" fo:font-size="12.0pt" fo:color="#000000"/>
    </style:style>
    <style:style style:name="P9" style:family="paragraph" style:parent-style-name="Standard">
      <style:paragraph-properties fo:text-indent="0.5000in"/>
      <style:text-properties style:font-name="Arial" fo:font-size="12.0pt" fo:color="#000000"/>
    </style:style>
    <style:style style:name="P10" style:family="paragraph" style:parent-style-name="Standard">
      <style:paragraph-properties fo:margin-left="1.0000in"/>
      <style:text-properties style:font-name="Arial" fo:font-size="12.0pt" fo:color="#000000"/>
    </style:style>
    <style:style style:name="P11" style:family="paragraph" style:parent-style-name="Standard">
      <style:paragraph-properties fo:margin-left="3.0000in" fo:text-indent="-2.5000in"/>
      <style:text-properties style:font-name="Arial" fo:font-size="12.0pt" fo:color="#000000"/>
    </style:style>
    <style:style style:name="P12" style:family="paragraph" style:parent-style-name="Standard">
      <style:paragraph-properties fo:text-align="justify"/>
      <style:text-properties style:font-name="Times New Roman" fo:font-size="12.0pt"/>
    </style:style>
    <style:style style:name="P13" style:family="paragraph" style:parent-style-name="Standard">
      <style:text-properties style:font-name="Times New Roman" fo:font-size="12.0pt"/>
    </style:style>
    <style:style style:name="P14" style:family="paragraph" style:parent-style-name="Standard">
      <style:text-properties style:font-name="Times New Roman" fo:font-size="14.0pt" fo:color="#000000"/>
    </style:style>
    <style:style style:name="P15" style:family="paragraph" style:parent-style-name="Standard">
      <style:paragraph-properties fo:margin-left="0.5000in"/>
      <style:text-properties style:font-name="Arial" fo:font-size="12.0pt" fo:color="#000000"/>
    </style:style>
    <style:style style:name="P16" style:family="paragraph" style:parent-style-name="Standard">
      <style:paragraph-properties fo:margin-left="0.5000in"/>
      <style:text-properties style:font-name="Courier New" fo:font-size="12.0pt" fo:color="#000000"/>
    </style:style>
    <style:style style:name="P17" style:family="paragraph" style:parent-style-name="Standard">
      <style:paragraph-properties fo:margin-top="0.1944in" fo:margin-bottom="0.1944in" fo:text-indent="0.5000in"/>
      <style:text-properties style:font-name="Courier New" fo:font-size="12.0pt" fo:color="#000000"/>
    </style:style>
    <style:style style:name="P18" style:family="paragraph" style:parent-style-name="Standard">
      <style:paragraph-properties fo:margin-left="1.5000in" fo:text-indent="0.5000in"/>
      <style:text-properties style:font-name="Arial" fo:font-size="12.0pt" fo:color="#000000"/>
    </style:style>
    <style:style style:name="P19"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fo:color="#000000"/>
    </style:style>
    <style:style style:name="P20" style:family="paragraph" style:parent-style-name="Standard">
      <style:paragraph-properties>
        <style:tab-stops>
          <style:tab-stop style:position="0.6362in"/>
          <style:tab-stop style:position="1.2720in"/>
          <style:tab-stop style:position="1.9083in"/>
          <style:tab-stop style:position="2.5444in"/>
          <style:tab-stop style:position="3.1807in"/>
          <style:tab-stop style:position="3.8165in"/>
          <style:tab-stop style:position="4.4528in"/>
          <style:tab-stop style:position="5.0890in"/>
          <style:tab-stop style:position="5.7252in"/>
          <style:tab-stop style:position="6.3610in"/>
          <style:tab-stop style:position="6.9972in"/>
          <style:tab-stop style:position="7.6335in"/>
          <style:tab-stop style:position="8.2693in"/>
          <style:tab-stop style:position="8.9056in"/>
          <style:tab-stop style:position="9.5417in"/>
          <style:tab-stop style:position="10.1780in"/>
        </style:tab-stops>
      </style:paragraph-properties>
      <style:text-properties style:font-name="Courier New" fo:font-size="12.0pt" fo:color="#000000"/>
    </style:style>
    <style:style style:name="P21" style:family="paragraph" style:parent-style-name="Standard">
      <style:paragraph-properties fo:margin-top="0.1944in" fo:margin-bottom="0.1944in"/>
      <style:text-properties style:font-name="Arial" fo:font-size="12.0pt" fo:color="#000000"/>
    </style:style>
    <style:style style:name="P22" style:family="paragraph" style:parent-style-name="Standard">
      <style:paragraph-properties fo:text-align="center"/>
      <style:text-properties style:font-name="Times New Roman" fo:font-size="11.0pt" fo:color="#000000"/>
    </style:style>
    <style:style style:name="P23" style:family="paragraph" style:parent-style-name="Standard">
      <style:text-properties style:font-name="Times New Roman" fo:font-size="11.0pt" fo:color="#000000"/>
    </style:style>
    <style:style style:name="P24" style:family="paragraph" style:parent-style-name="Standard">
      <style:paragraph-properties fo:margin-left="0.2500in"/>
      <style:text-properties style:font-name="Times New Roman" fo:font-size="11.0pt" fo:color="#000000"/>
    </style:style>
    <style:style style:name="P25" style:family="paragraph" style:parent-style-name="Standard">
      <style:paragraph-properties fo:margin-left="0.2500in" fo:text-align="justify"/>
      <style:text-properties style:font-name="Times New Roman" fo:font-size="11.0pt" fo:color="#000000"/>
    </style:style>
    <style:style style:name="P26" style:family="paragraph" style:parent-style-name="Standard">
      <style:paragraph-properties fo:margin-left="0.2500in">
        <style:tab-stops>
          <style:tab-stop style:position="0.6362in"/>
          <style:tab-stop style:position="1.2720in"/>
          <style:tab-stop style:position="1.9083in"/>
          <style:tab-stop style:position="2.5444in"/>
          <style:tab-stop style:position="3.1807in"/>
          <style:tab-stop style:position="3.8165in"/>
          <style:tab-stop style:position="4.4528in"/>
          <style:tab-stop style:position="5.0890in"/>
          <style:tab-stop style:position="5.7252in"/>
          <style:tab-stop style:position="6.3610in"/>
          <style:tab-stop style:position="6.9972in"/>
          <style:tab-stop style:position="7.6335in"/>
          <style:tab-stop style:position="8.2693in"/>
          <style:tab-stop style:position="8.9056in"/>
          <style:tab-stop style:position="9.5417in"/>
          <style:tab-stop style:position="10.1780in"/>
        </style:tab-stops>
      </style:paragraph-properties>
      <style:text-properties style:font-name="Courier New" fo:font-size="11.0pt" fo:color="#000000"/>
    </style:style>
    <style:style style:name="P27" style:family="paragraph" style:parent-style-name="Standard">
      <style:paragraph-properties fo:margin-left="0.2500in"/>
      <style:text-properties style:font-name="Courier New" fo:font-size="11.0pt" fo:color="#000000"/>
    </style:style>
    <style:style style:name="P28" style:family="paragraph" style:parent-style-name="Standard">
      <style:text-properties style:font-name="Times" fo:font-size="12.0pt" fo:color="#000000"/>
    </style:style>
    <style:style style:name="P29" style:family="paragraph" style:parent-style-name="Standard">
      <style:text-properties style:font-name="Times" fo:font-size="12.0pt"/>
    </style:style>
    <style:style style:name="P30" style:family="paragraph" style:parent-style-name="Standard">
      <style:paragraph-properties fo:margin-bottom="0.1965in"/>
      <style:text-properties style:font-name="Courier New" fo:font-size="12.0pt" fo:color="#000000"/>
    </style:style>
    <style:style style:name="P31" style:family="paragraph" style:parent-style-name="Standard">
      <style:paragraph-properties fo:margin-left="0.5000in">
        <style:tab-stops>
          <style:tab-stop style:position="0.6362in"/>
          <style:tab-stop style:position="1.2720in"/>
          <style:tab-stop style:position="1.9083in"/>
          <style:tab-stop style:position="2.5444in"/>
          <style:tab-stop style:position="3.1807in"/>
          <style:tab-stop style:position="3.8165in"/>
          <style:tab-stop style:position="4.4528in"/>
          <style:tab-stop style:position="5.0890in"/>
          <style:tab-stop style:position="5.7252in"/>
          <style:tab-stop style:position="6.3610in"/>
          <style:tab-stop style:position="6.9972in"/>
          <style:tab-stop style:position="7.6335in"/>
          <style:tab-stop style:position="8.2693in"/>
          <style:tab-stop style:position="8.9056in"/>
          <style:tab-stop style:position="9.5417in"/>
          <style:tab-stop style:position="10.1780in"/>
        </style:tab-stops>
      </style:paragraph-properties>
      <style:text-properties style:font-name="Courier New" fo:font-size="12.0pt" fo:color="#000000"/>
    </style:style>
    <style:style style:name="P32" style:family="paragraph" style:parent-style-name="Standard">
      <style:paragraph-properties fo:margin-left="0.5000in">
        <style:tab-stops>
          <style:tab-stop style:position="0.6362in"/>
          <style:tab-stop style:position="1.2720in"/>
          <style:tab-stop style:position="1.9083in"/>
          <style:tab-stop style:position="2.5444in"/>
          <style:tab-stop style:position="3.1807in"/>
          <style:tab-stop style:position="3.8165in"/>
          <style:tab-stop style:position="4.4528in"/>
          <style:tab-stop style:position="5.0890in"/>
          <style:tab-stop style:position="5.7252in"/>
          <style:tab-stop style:position="6.3610in"/>
          <style:tab-stop style:position="6.9972in"/>
          <style:tab-stop style:position="7.6335in"/>
          <style:tab-stop style:position="8.2693in"/>
          <style:tab-stop style:position="8.9056in"/>
          <style:tab-stop style:position="9.5417in"/>
          <style:tab-stop style:position="10.1780in"/>
        </style:tab-stops>
      </style:paragraph-properties>
      <style:text-properties style:font-name="Arial" fo:font-size="12.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4.0pt" fo:font-size-asian="14.0pt" fo:font-size-complex="14.0pt"/>
    </style:style>
    <style:style style:name="T4" style:family="text">
      <style:text-properties style:font-name="Arial"/>
    </style:style>
    <style:style style:name="T5" style:family="text">
      <style:text-properties style:font-name="Courier New"/>
    </style:style>
    <style:style style:name="T6" style:family="text">
      <style:text-properties style:font-name="Wingdings"/>
    </style:style>
    <style:style style:name="T7" style:family="text">
      <style:text-properties fo:font-style="italic" fo:font-style-asian="italic" fo:font-style-complex="italic"/>
    </style:style>
    <style:style style:name="T8" style:family="text">
      <style:text-properties style:font-name="Arial" fo:font-style="italic" fo:font-style-asian="italic" fo:font-style-complex="italic"/>
    </style:style>
    <style:style style:name="T9" style:family="text">
      <style:text-properties style:font-name="Arial" fo:font-style="italic" fo:font-style-asian="italic" fo:font-style-complex="italic" style:text-position="super 100%"/>
    </style:style>
    <style:style style:name="T10" style:family="text">
      <style:text-properties fo:font-style="italic" fo:font-style-asian="italic" fo:font-style-complex="italic" style:text-position="super 100%"/>
    </style:style>
    <style:style style:name="T11" style:family="text">
      <style:text-properties style:font-name="Courier New" fo:font-style="italic" fo:font-style-asian="italic" fo:font-style-complex="italic"/>
    </style:style>
    <style:style style:name="T12" style:family="text">
      <style:text-properties style:font-name="Times New Roman" fo:font-style="italic" fo:font-style-asian="italic" fo:font-style-complex="italic"/>
    </style:style>
    <style:style style:name="T13" style:family="text">
      <style:text-properties style:font-name="Times New Roman"/>
    </style:style>
    <style:style style:name="T14" style:family="text">
      <style:text-properties fo:font-weight="bold" fo:font-weight-asian="bold" fo:font-weight-complex="bold" style:text-position="super 100%"/>
    </style:style>
    <style:style style:name="T15" style:family="text">
      <style:text-properties fo:font-style="italic" fo:font-style-asian="italic" fo:font-style-complex="italic" fo:font-weight="bold" fo:font-weight-asian="bold" fo:font-weight-complex="bold" style:text-position="super 100%"/>
    </style:style>
    <style:style style:name="T16" style:family="text">
      <style:text-properties fo:font-style="italic" fo:font-style-asian="italic" fo:font-style-complex="italic" fo:font-weight="bold" fo:font-weight-asian="bold" fo:font-weight-complex="bold"/>
    </style:style>
    <style:style style:name="T17" style:family="text">
      <style:text-properties style:font-name="Arial" fo:font-weight="bold" fo:font-weight-asian="bold" fo:font-weight-complex="bold" fo:color="#000000"/>
    </style:style>
    <style:style style:name="T18" style:family="text">
      <style:text-properties fo:font-size="9.0pt" fo:font-size-asian="9.0pt" fo:font-size-complex="9.0pt" style:text-underline-style="solid"/>
    </style:style>
    <style:style style:name="T19" style:family="text">
      <style:text-properties fo:font-size="9.0pt" fo:font-size-asian="9.0pt" fo:font-size-complex="9.0pt"/>
    </style:style>
    <style:style style:name="T20" style:family="text">
      <style:text-properties style:font-name="Times"/>
    </style:style>
    <style:style style:name="T21" style:family="text">
      <style:text-properties style:text-position="super 100%"/>
    </style:style>
    <style:style style:name="T22" style:family="text">
      <style:text-properties style:font-name="Courier New" fo:color="#000000"/>
    </style:style>
    <style:style style:name="T23" style:family="text">
      <style:text-properties style:font-name="Times" fo:color="#0000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a">
        <style:list-level-properties text:space-before="0.25in" text:min-label-width="0.25in"/>
      </text:list-level-style-number>
    </text:list-style>
  </office:automatic-styles>
  <office:body>
    <office:text>
      <text:p text:style-name="P1"><text:span text:style-name="T1">Brief tutorial on Scilab<text:tab/></text:span>Prepared by: Jayendran Venkateswaran, IEOR, IIT Bombay</text:p>
      <text:p text:style-name="P1"/>
      <text:p text:style-name="P2">Scilab is free open source software for numerical computations</text:p>
      <text:p text:style-name="P2"/>
      <text:p text:style-name="P2">This tutorial is designed to introduce you to the use of Scilab for use in numerical computations, and visualization. <text:s/>Scilab features a family of specialized toolboxes that are application specific collections of script files (.sce or .sci files) that extend the SCILAB environment to solve particular classes of problems such as: basic computations, symbolic, curve fitting, financial derivatives, optimization, simulation, fuzzy logic, neural networks, partial differential equations, etc. </text:p>
      <text:p text:style-name="P1"/>
      <text:p text:style-name="P2"><text:span text:style-name="T2">This tutorial is by no means complete with regards to all of SCILAB features. It is strongly recommended that you actively use various sources, including the SCILAB Help, to learn to do computations in Scilab.</text:span></text:p>
      <text:p text:style-name="P1"/>
      <text:p text:style-name="P1"><text:span text:style-name="T1">1. Installing Scilab</text:span></text:p>
      <text:p text:style-name="P1">Scilab is already available on lab-PCs. You can download binaries for your laptops from</text:p>
      <text:p text:style-name="P1"><text:a xlink:type="simple" xlink:href="http://www.scilab.org/">http://www.scilab.org/</text:a><text:s/></text:p>
      <text:p text:style-name="P1"/>
      <text:p text:style-name="P1"><text:span text:style-name="T1">2. Getting Started</text:span></text:p>
      <text:p text:style-name="P1">You can start SCILAB from the start menu. You can also open a terminal and just type </text:p>
      <text:p text:style-name="P3">scilab &amp;</text:p>
      <text:p text:style-name="P1">Wait till the command prompt --&gt; appears on the Console Window.</text:p>
      <text:p text:style-name="P1"/>
      <text:p text:style-name="P1"><text:span text:style-name="T1">3. Basic Computations</text:span></text:p>
      <text:p text:style-name="P1">This section describes basic mathmatical operations in SCILAB.</text:p>
      <text:p text:style-name="P1">3.1 <text:span text:style-name="T3">Calculator: </text:span>Calculator<text:span text:style-name="T3"><text:s/>functions </text:span>will work in SCILAB, as expected. <text:s/></text:p>
      <text:p text:style-name="P4">+ is addition, - is subtraction, / is division, * is multiplication, ^ is an exponent.</text:p>
      <text:p text:style-name="P5"/>
      <text:p text:style-name="P6"><text:span text:style-name="T4"><text:tab/></text:span>--&gt; 3*(1+4)^2</text:p>
      <text:p text:style-name="P5"><text:span text:style-name="T5"><text:tab/>--&gt; sin(0.5)<text:tab/></text:span><text:tab/><text:span text:style-name="T6"></text:span><text:span text:style-name="T7"><text:s/>sin, cos, etc takes parameters in radians</text:span></text:p>
      <text:p text:style-name="P7">--&gt; exp(3)<text:span text:style-name="T4"><text:tab/><text:tab/></text:span><text:span text:style-name="T6"></text:span><text:span text:style-name="T8"><text:s/>e</text:span><text:span text:style-name="T9">3</text:span></text:p>
      <text:p text:style-name="P8"><text:span text:style-name="T5">--&gt; log(3);</text:span><text:tab/><text:span text:style-name="T6"></text:span><text:span text:style-name="T7"><text:s/>Natural logarithm. If you use </text:span><text:span text:style-name="T5">;</text:span><text:span text:style-name="T7"><text:s/>result will not be displayed. Type </text:span><text:span text:style-name="T5">ans</text:span><text:span text:style-name="T7"><text:s/>to view result.</text:span></text:p>
      <text:p text:style-name="P1"/>
      <text:p text:style-name="P2"><text:span text:style-name="T3">3.2 Variables:</text:span><text:s/>Just like most other programming languages, you can <text:span text:style-name="T3">assign variables </text:span>from the SCILAB workspace. Everything in SCILAB is a matrix. If it's a scalar, it's actually a 1x1 matrix, and if it is a vector, it is an <text:span text:style-name="T7">n </text:span>× 1 or 1× <text:span text:style-name="T7">n</text:span><text:s/>matrix.</text:p>
      <text:p text:style-name="P7">--&gt; a = 3</text:p>
      <text:p text:style-name="P9"><text:span text:style-name="T5">--&gt; b = [1 5 7 3 6]</text:span><text:tab/><text:s text:c="11"/><text:span text:style-name="T6"></text:span><text:span text:style-name="T7"><text:s/>Creates a row vector</text:span></text:p>
      <text:p text:style-name="P7">--&gt; c = [1; 5; 1; 0; -2] <text:span text:style-name="T6"></text:span><text:span text:style-name="T8"><text:s/>Creates a column vector</text:span></text:p>
      <text:p text:style-name="P9"><text:span text:style-name="T5">--&gt; b(3)</text:span><text:tab/><text:tab/><text:tab/><text:s text:c="11"/><text:span text:style-name="T6"></text:span><text:span text:style-name="T7"><text:s/>Accesses the 3</text:span><text:span text:style-name="T10">rd</text:span><text:span text:style-name="T7"><text:s/>element in array or vector.</text:span></text:p>
      <text:p text:style-name="P9"><text:span text:style-name="T5">--&gt; a*b</text:span><text:s/><text:tab/><text:tab/><text:tab/><text:s text:c="11"/><text:span text:style-name="T6"></text:span><text:span text:style-name="T7"><text:s/>Is result as expected?</text:span></text:p>
      <text:p text:style-name="P9"><text:span text:style-name="T5">--&gt; b*a</text:span><text:s/><text:tab/><text:tab/><text:tab/><text:s text:c="11"/><text:span text:style-name="T6"></text:span><text:span text:style-name="T7"><text:s/>Is result as expected?</text:span></text:p>
      <text:p text:style-name="P7">--&gt;<text:span text:style-name="T7"><text:s/></text:span>b*c <text:s text:c="17"/><text:span text:style-name="T6"></text:span><text:span text:style-name="T8"><text:s/>Is result as expected?</text:span></text:p>
      <text:p text:style-name="P7">--&gt; c*b <text:s text:c="17"/><text:span text:style-name="T6"></text:span><text:span text:style-name="T8"><text:s/>Is result as expected?</text:span></text:p>
      <text:p text:style-name="P8"><text:span text:style-name="T5">--&gt; a/b</text:span><text:s/><text:tab/><text:s text:c="11"/><text:span text:style-name="T6"></text:span><text:span text:style-name="T7"><text:s/>Is result as expected? This actually returns <text:s text:c="11"/><text:tab/><text:s text:c="5"/>a vector </text:span>x<text:span text:style-name="T7"><text:s/>such that </text:span>b*x=a.</text:p>
      <text:p text:style-name="P8"><text:span text:style-name="T5">--&gt; c./b</text:span><text:s/><text:tab/><text:s text:c="11"/><text:span text:style-name="T6"></text:span><text:span text:style-name="T7"><text:s/>Is result as expected? This returns element <text:tab/><text:s text:c="4"/>-wise division</text:span></text:p>
      <text:p text:style-name="P9"><text:span text:style-name="T5">--&gt; y = exp(b)</text:span><text:tab/><text:tab/><text:s text:c="11"/><text:span text:style-name="T6"></text:span><text:span text:style-name="T7"><text:s/>e</text:span><text:span text:style-name="T10">b</text:span></text:p>
      <text:p text:style-name="P9"><text:span text:style-name="T5">--&gt; log(y)</text:span><text:tab/><text:tab/><text:s text:c="11"/><text:span text:style-name="T6"></text:span><text:span text:style-name="T7"><text:s/>You should get </text:span>b vector defined earlier!</text:p>
      <text:p text:style-name="P9"><text:span text:style-name="T5">--&gt; sum(b)</text:span><text:tab/><text:tab/><text:s text:c="12"/><text:span text:style-name="T6"></text:span><text:span text:style-name="T7"><text:s/>sum of all elements of b</text:span></text:p>
      <text:p text:style-name="P9"><text:span text:style-name="T5">--&gt; prod(b)</text:span><text:tab/><text:tab/><text:s text:c="12"/><text:span text:style-name="T6"></text:span><text:span text:style-name="T7"><text:s/>product of all elements of b</text:span></text:p>
      <text:p text:style-name="P9"><text:span text:style-name="T7"/></text:p>
      <text:p text:style-name="P1"><text:span text:style-name="T3">3.3 <text:s/>Vectors:</text:span><text:s/>Creating a vector<text:span text:style-name="T3"><text:s/></text:span>of values</text:p>
      <text:p text:style-name="P9"><text:span text:style-name="T5">--&gt; c = 1:5<text:tab/><text:tab/></text:span><text:span text:style-name="T6"></text:span><text:span text:style-name="T7"><text:s/>This creates a vector from 1 to 5 in steps of 1</text:span></text:p>
      <text:p text:style-name="P9"><text:span text:style-name="T5">--&gt; d = 1:2:15<text:tab/><text:tab/></text:span><text:span text:style-name="T6"></text:span><text:span text:style-name="T7"><text:s/>This creates a vector from 1 to 15 in steps of 2</text:span></text:p>
      <text:p text:style-name="P9"><text:span text:style-name="T5">--&gt; d = %pi/100:%pi/100:%pi</text:span><text:tab/><text:span text:style-name="T6"></text:span><text:span text:style-name="T7"><text:s/>Is resultant d vector as expected?</text:span></text:p>
      <text:p text:style-name="P10"><text:span text:style-name="T6"></text:span><text:span text:style-name="T7"><text:s/>‘%</text:span>’<text:span text:style-name="T7"><text:s/></text:span>symbol is used for predefined mathematical variables</text:p>
      <text:p text:style-name="P11"><text:span text:style-name="T5">--&gt; w=linspace(1,4,9)</text:span><text:tab/><text:s text:c="9"/><text:span text:style-name="T6"></text:span><text:span text:style-name="T7"><text:s/>Creates a linearly spaced vector with 9 equal spaced values between 1 and 4</text:span></text:p>
      <text:p text:style-name="P11"><text:span text:style-name="T7"/></text:p>
      <text:p text:style-name="P1"><text:span text:style-name="T1">4. Saving your work</text:span></text:p>
      <text:p text:style-name="P2">You can save statements/commands in a .sce file. To open/edit a .sce file, you can just type</text:p>
      <text:p text:style-name="P3">edit filename.sce</text:p>
      <text:p text:style-name="P2">You will see a new window 'scinotes'. It is just a text editor. Then type all the commands you want to execute and save it. To run these commands, you can click 'Execute'--&gt;'file with echo ...'</text:p>
      <text:p text:style-name="P1"/>
      <text:p text:style-name="P1"><text:span text:style-name="T1">Exercise-1</text:span></text:p>
      <text:p text:style-name="P1">Create a file ex1.sce with the following contents</text:p>
      <text:p text:style-name="P6">d = %pi/100:%pi/100:%pi</text:p>
      <text:p text:style-name="P6">d*d</text:p>
      <text:p text:style-name="P6">w=linspace(1,4,9)</text:p>
      <text:p text:style-name="P12">Save it as ex1.sce. Execute it by clicking on 'Execute--&gt;'... file with echo'. You should see the output in the main Scilab window.</text:p>
      <text:p text:style-name="P13"/>
      <text:p text:style-name="P11"><text:span text:style-name="T7"/></text:p>
      <text:p text:style-name="P1"><text:span text:style-name="T1">Exercise-2</text:span></text:p>
      <text:p text:style-name="P2">Create an array of values for the function (sin <text:span text:style-name="T7">x</text:span>)/<text:span text:style-name="T7">x</text:span>, where <text:span text:style-name="T7">x</text:span><text:s/>takes on 10 equally spaced values between π/2 and π. Save all your commands in ex2.sce.</text:p>
      <text:p text:style-name="P14"/>
      <text:p text:style-name="P1"><text:span text:style-name="T1">5. <text:s/>Matrices</text:span></text:p>
      <text:p text:style-name="P2">(i) To enter a matrix<text:span text:style-name="T1"><text:s/></text:span>in Scilab we simply type the entries (separated by a space or comma) row by row with semicolons separating the rows. </text:p>
      <text:p text:style-name="P7">--&gt; A=[1 7 3;4 0 6;2,5,–1]<text:tab/><text:tab/><text:tab/></text:p>
      <text:p text:style-name="P1">or we could simply hit enter after each row is typed</text:p>
      <text:p text:style-name="P6"><text:tab/>--&gt; B=[1 0 –1</text:p>
      <text:p text:style-name="P6"><text:tab/><text:s/>–1 0 1</text:p>
      <text:p text:style-name="P6"><text:tab/><text:s/>0 –1 1]</text:p>
      <text:p text:style-name="P1"/>
      <text:p text:style-name="P1">(ii) Play with matrices</text:p>
      <text:p text:style-name="P9"><text:span text:style-name="T5">--&gt; A’<text:tab/><text:tab/></text:span><text:tab/><text:span text:style-name="T6"></text:span><text:span text:style-name="T7"><text:s/>Gives transpose of A</text:span></text:p>
      <text:p text:style-name="P9"><text:span text:style-name="T5">--&gt; C=A*B<text:tab/><text:tab/><text:s text:c="5"/></text:span><text:span text:style-name="T6"></text:span><text:span text:style-name="T7"><text:s/>Computes matrix product</text:span></text:p>
      <text:p text:style-name="P9"><text:span text:style-name="T5">--&gt; C=A.*B<text:tab/><text:tab/></text:span><text:span text:style-name="T6"></text:span><text:span text:style-name="T7"><text:s/>Computes dot product i.e. element wise operation</text:span></text:p>
      <text:p text:style-name="P9"><text:span text:style-name="T5">--&gt; D=B^2<text:tab/><text:tab/><text:s text:c="5"/></text:span><text:span text:style-name="T6"></text:span><text:span text:style-name="T7"><text:s/>Computes square of matrix </text:span></text:p>
      <text:p text:style-name="P9"><text:span text:style-name="T5">--&gt; E=[B, [2 5 7]’]<text:tab/></text:span><text:span text:style-name="T6"></text:span><text:span text:style-name="T7"><text:s/>creates a combined matrix</text:span></text:p>
      <text:p text:style-name="P9"><text:span text:style-name="T5">--&gt; A(1,2)<text:tab/><text:tab/></text:span><text:span text:style-name="T6"></text:span><text:span text:style-name="T7"><text:s/>selects the element in 1</text:span><text:span text:style-name="T10">st</text:span><text:span text:style-name="T7"><text:s/>row and 2</text:span><text:span text:style-name="T10">nd</text:span><text:span text:style-name="T7"><text:s/>column</text:span></text:p>
      <text:p text:style-name="P9"><text:span text:style-name="T5">--&gt; A(:,2)<text:tab/><text:tab/></text:span><text:span text:style-name="T6"></text:span><text:span text:style-name="T7"><text:s/>selects the 2</text:span><text:span text:style-name="T10">nd</text:span><text:span text:style-name="T7"><text:s/>column</text:span></text:p>
      <text:p text:style-name="P9"><text:span text:style-name="T5">--&gt; A(1,:)<text:tab/><text:tab/></text:span><text:span text:style-name="T6"></text:span><text:span text:style-name="T7"><text:s/>selects the 1</text:span><text:span text:style-name="T10">st</text:span><text:span text:style-name="T7"><text:s/>row </text:span></text:p>
      <text:p text:style-name="P7">--&gt; A</text:p>
      <text:p text:style-name="P9"><text:span text:style-name="T5">--&gt; E(2,:)=[]<text:tab/><text:s text:c="5"/></text:span><text:span text:style-name="T6"></text:span><text:span text:style-name="T7"><text:s/>removes the second row of E</text:span></text:p>
      <text:p text:style-name="P9"><text:span text:style-name="T5">--&gt; E(:,3)=[]<text:tab/><text:s text:c="5"/></text:span><text:span text:style-name="T6"></text:span><text:span text:style-name="T7"><text:s/>removes the third column of E</text:span></text:p>
      <text:p text:style-name="P7">--&gt; E<text:tab/><text:tab/><text:tab/></text:p>
      <text:p text:style-name="P9"><text:span text:style-name="T5">--&gt; size(E)<text:tab/><text:s text:c="5"/></text:span><text:span text:style-name="T6"></text:span><text:span text:style-name="T7"><text:s/>gives row and columns of E</text:span></text:p>
      <text:p text:style-name="P7"/>
      <text:p text:style-name="P7">--&gt; a=3</text:p>
      <text:p text:style-name="P9"><text:span text:style-name="T5">--&gt; a*A<text:tab/></text:span><text:tab/><text:s text:c="11"/><text:span text:style-name="T6"></text:span><text:span text:style-name="T7"><text:s/>Is result as expected? </text:span>Scilab is CaSeSeNsItIvE</text:p>
      <text:p text:style-name="P9"><text:span text:style-name="T7"/></text:p>
      <text:p text:style-name="P9"><text:span text:style-name="T5">--&gt; det(A)<text:tab/><text:tab/></text:span><text:span text:style-name="T6"></text:span><text:span text:style-name="T7"><text:s/>gives determinant of A</text:span></text:p>
      <text:p text:style-name="P7">--&gt; rank(A)<text:tab/><text:s text:c="6"/><text:span text:style-name="T6"></text:span><text:span text:style-name="T8"><text:s/>gives rank of A</text:span></text:p>
      <text:p text:style-name="P9"><text:span text:style-name="T5">--&gt; evals=spec(A) <text:tab/><text:tab/></text:span><text:span text:style-name="T6"></text:span><text:span text:style-name="T7"><text:s/>gives eigenvalues of A</text:span></text:p>
      <text:p text:style-name="P8"><text:span text:style-name="T5">--&gt; [P,LAMBDA] = spec(A)<text:tab/></text:span><text:span text:style-name="T6"></text:span><text:span text:style-name="T7"><text:s/>gives eigenvectors of A, where P is the matrix of eigenvectors and LAMDA is the diagonal matrix of eigenvalues such that A=P(LAMDA)P</text:span><text:span text:style-name="T10">–1 </text:span><text:span text:style-name="T7">. </text:span></text:p>
      <text:p text:style-name="P9"><text:span text:style-name="T5">--&gt; inv(A)<text:tab/><text:s text:c="5"/></text:span><text:span text:style-name="T6"></text:span><text:span text:style-name="T7"><text:s/>gives inverse of A, if it exists</text:span></text:p>
      <text:p text:style-name="P9"><text:span text:style-name="T5">--&gt; A*inv(A)<text:tab/><text:tab/></text:span><text:span text:style-name="T6"></text:span><text:span text:style-name="T7">Should the result be identity matrix?</text:span></text:p>
      <text:p text:style-name="P9"><text:span text:style-name="T5">--&gt; inv(A)*A<text:tab/><text:tab/></text:span><text:span text:style-name="T6"></text:span><text:span text:style-name="T7"><text:s/>Should the result be identity matrix?</text:span></text:p>
      <text:p text:style-name="P9"><text:span text:style-name="T11">--&gt; </text:span><text:span text:style-name="T5">poly(A,”x”)<text:tab/></text:span><text:span text:style-name="T6"></text:span><text:span text:style-name="T7"><text:s/>gives characteristic equation of polynomial of A</text:span></text:p>
      <text:p text:style-name="P9"><text:span text:style-name="T11">--&gt; coeff(P</text:span><text:span text:style-name="T5">)</text:span><text:span text:style-name="T7"><text:s text:c="2"/><text:tab/><text:tab/></text:span><text:span text:style-name="T6"></text:span><text:span text:style-name="T7"><text:s/>gives coefficients of polynomial of A</text:span></text:p>
      <text:p text:style-name="P9"><text:span text:style-name="T7"/></text:p>
      <text:p text:style-name="P7">--&gt; g = [ 1 2; 3 4 ]<text:tab/><text:tab/></text:p>
      <text:p text:style-name="P7">--&gt; h = [ 1 2; 0 1 ]</text:p>
      <text:p text:style-name="P8"><text:span text:style-name="T5">--&gt; g/h<text:tab/></text:span><text:span text:style-name="T6"></text:span><text:span text:style-name="T7"><text:s/>Does it give same result as </text:span>g*inv(h)<text:span text:style-name="T7"><text:s/>?</text:span></text:p>
      <text:p text:style-name="P8"><text:span text:style-name="T5">--&gt; g\h<text:tab/></text:span><text:span text:style-name="T6"></text:span><text:span text:style-name="T7"><text:s/>Does it give same result as </text:span>inv(g)*h<text:span text:style-name="T7"><text:s/>?</text:span></text:p>
      <text:p text:style-name="P9"><text:span text:style-name="T5">--&gt; ones(3,4)<text:tab/><text:tab/></text:span><text:span text:style-name="T6"></text:span><text:span text:style-name="T7"><text:s/>To create matrix of 1s of size 3x4</text:span></text:p>
      <text:p text:style-name="P9"><text:span text:style-name="T5">--&gt; zeros(4,3)<text:tab/><text:tab/></text:span><text:span text:style-name="T6"></text:span><text:span text:style-name="T7"><text:s/>To create matrix of 0s of size 4x3</text:span></text:p>
      <text:p text:style-name="P9"><text:span text:style-name="T11">--&gt; </text:span><text:span text:style-name="T5">rand(5,4)<text:tab/><text:tab/></text:span><text:span text:style-name="T6"></text:span><text:span text:style-name="T7"><text:s/>To create <text:s/>matrix of random numbers of size 5x4</text:span></text:p>
      <text:p text:style-name="P9"><text:span text:style-name="T5">--&gt; eye(4,4)<text:tab/><text:tab/></text:span><text:span text:style-name="T6"></text:span><text:span text:style-name="T7"><text:s/>To create Identify matrix of size 4x4</text:span></text:p>
      <text:p text:style-name="P9"><text:span text:style-name="T5">--&gt; eye(4,5)<text:tab/><text:tab/></text:span><text:span text:style-name="T6"></text:span><text:span text:style-name="T7"><text:s/>What does it do?</text:span></text:p>
      <text:p text:style-name="P15"/>
      <text:p text:style-name="P16">--&gt; d=1:5;</text:p>
      <text:p text:style-name="P15"><text:span text:style-name="T5">--&gt; main=diag(d) <text:tab/></text:span><text:span text:style-name="T6"></text:span><text:span text:style-name="T7"><text:s/>create matrix with values on the main diagonal</text:span><text:s/><text:line-break/><text:span text:style-name="T5">--&gt; super=diag(d,1) </text:span><text:span text:style-name="T6"></text:span><text:span text:style-name="T7"><text:s/>create matrix with values </text:span>on the super diagonal <text:line-break/><text:span text:style-name="T5">--&gt; sub=diag(d,-1) <text:s/></text:span><text:span text:style-name="T6"></text:span><text:span text:style-name="T7"><text:s/>create matrix with values </text:span>on the subdiagonal</text:p>
      <text:p text:style-name="P1"/>
      <text:p text:style-name="P1"/>
      <text:p text:style-name="P1"/>
      <text:p text:style-name="P1"/>
      <text:p text:style-name="P1"/>
      <text:p text:style-name="P1"><text:span text:style-name="T1">Exercise-3</text:span></text:p>
      <text:p text:style-name="P1">Let .</text:p>
      <text:p text:style-name="P1">Compute the following (if they exist) and report the values in your lab-notebook.</text:p>
      <text:p text:style-name="P2">Determinant, Rank, Inverse and Eigenvalues of the product <text:span text:style-name="T7">D=ABC</text:span>. Save your work in ex3.sce.</text:p>
      <text:p text:style-name="P5"/>
      <text:p text:style-name="P5"/>
      <text:p text:style-name="P1"><text:span text:style-name="T1">6. Using plot</text:span></text:p>
      <text:p text:style-name="P7">--&gt; x = -%pi:0.25:%pi;</text:p>
      <text:p text:style-name="P7">--&gt; y = sin(x);<text:tab/></text:p>
      <text:p text:style-name="P7">--&gt; plot(x,y)</text:p>
      <text:p text:style-name="P17">--&gt; plot(x,y), <text:s/>set(gca(),"grid",[1 1])</text:p>
      <text:p text:style-name="P7">--&gt; plot(x,y), title(‘MY PLOT’)</text:p>
      <text:p text:style-name="P18"><text:span text:style-name="T6"></text:span><text:span text:style-name="T7"><text:s/>Note: The title() to be enclosed in single quotes</text:span>.</text:p>
      <text:p text:style-name="P7">--&gt; plot(x,y,’y-',x,y,’go’)</text:p>
      <text:p text:style-name="P9"><text:span text:style-name="T5">--&gt; help plot<text:tab/><text:tab/></text:span><text:span text:style-name="T6"></text:span><text:s/><text:span text:style-name="T7">Read the help to understand how to use plot. </text:span></text:p>
      <text:p text:style-name="P7"/>
      <text:p text:style-name="P1"><text:span text:style-name="T3">6.1</text:span><text:s/>To have different plots in different windows.</text:p>
      <text:p text:style-name="P7">--&gt; plot(x,sin(x),’b’)</text:p>
      <text:p text:style-name="P8"><text:span text:style-name="T5">--&gt; figure<text:tab/></text:span><text:span text:style-name="T6"></text:span><text:s/><text:span text:style-name="T7">The </text:span><text:span text:style-name="T12">figure</text:span><text:span text:style-name="T7"><text:s/>function creates figure windows</text:span><text:span text:style-name="T13"><text:s/></text:span></text:p>
      <text:p text:style-name="P7">--&gt; plot(x,cos(x),’r’)</text:p>
      <text:p text:style-name="P5"/>
      <text:p text:style-name="P1"><text:span text:style-name="T3">6.2</text:span><text:s/>To superimpose multiple plots on same window</text:p>
      <text:p text:style-name="P7">--&gt; figure(10)</text:p>
      <text:p text:style-name="P7">--&gt; plot(x,sin(x),’b’,x,cos(x),’r-’)</text:p>
      <text:p text:style-name="P1"><text:span text:style-name="T7"/></text:p>
      <text:p text:style-name="P5"/>
      <text:p text:style-name="P1"><text:span text:style-name="T1">Exercise-4</text:span></text:p>
      <text:list text:style-name="L1">
        <text:list-item>
          <text:p text:style-name="P19">Create a plot of function <text:span text:style-name="T1">e</text:span><text:span text:style-name="T14">–</text:span><text:span text:style-name="T15">x</text:span><text:span text:style-name="T1">cos(6π</text:span><text:span text:style-name="T16">x</text:span><text:span text:style-name="T1">);</text:span>, where <text:span text:style-name="T7">x</text:span><text:s/>takes on 100 data points over interval (0,1).</text:p>
        </text:list-item>
        <text:list-item>
          <text:p text:style-name="P19">On the same figure, plot functions <text:span text:style-name="T1">e</text:span><text:span text:style-name="T14">–</text:span><text:span text:style-name="T15">x </text:span>and<text:span text:style-name="T1"><text:s/>–e</text:span><text:span text:style-name="T14">–</text:span><text:span text:style-name="T15">x</text:span><text:span text:style-name="T1">. <text:s/></text:span>Give different colors/patterns for each curve.</text:p>
        </text:list-item>
        <text:list-item>
          <text:p text:style-name="P19">Save this plot as a pdf file. (In the plot window, click on File, then Export To …, then select pdf as the option.</text:p>
        </text:list-item>
        <text:list-item>
          <text:p text:style-name="P19">Explain in your report why the first curve lies between the other two curves and find out the number of points where any two curves meet. </text:p>
        </text:list-item>
      </text:list>
      <text:p text:style-name="P1"/>
      <text:p text:style-name="P14">6.3 Creating graphs of two variables</text:p>
      <text:p text:style-name="P20"><text:tab/>--&gt; [x,y] = meshgrid(-3:.2:3, -3:.2:3);</text:p>
      <text:p text:style-name="P20"><text:tab/>--&gt; z = (y-0.5).* x .* exp(-x.^2 - y.^2);</text:p>
      <text:p text:style-name="P20"><text:tab/>--&gt; surf(x,y,z)<text:tab/><text:tab/><text:s text:c="6"/><text:span text:style-name="T6"></text:span><text:span text:style-name="T8"><text:s/>generates surface plot</text:span></text:p>
      <text:p text:style-name="P20"><text:tab/>--&gt; contour(x(1,:),y(:,1),z,20)<text:tab/><text:span text:style-name="T6"></text:span><text:span text:style-name="T8"><text:s/>generates 20 contour lines</text:span></text:p>
      <text:p text:style-name="P5"/>
      <text:p text:style-name="P5"/>
      <text:p text:style-name="P1"><text:span text:style-name="T1">7. Writing functions in .sci files</text:span></text:p>
      <text:p text:style-name="P2">Like other programming languages, Scilab also has provisions to write your own functions. Usually, functions are defined in files with an editor (like 'scinotes') and loaded into Scilab using the <text:a xlink:type="simple" xlink:href="exec.html"><text:span text:style-name="T17">exec</text:span></text:a><text:s/>function. Function files should have a .sci extension in the filename so as to distinguish them from .sce files.</text:p>
      <text:p text:style-name="P1"><text:span text:style-name="T2"/></text:p>
      <text:p text:style-name="P1"><text:span text:style-name="T2">Example 1</text:span>: This simple function shows basic parts of a program file. </text:p>
      <text:p text:style-name="P1">Any line that begins with <text:span text:style-name="T4">//</text:span><text:s/>is used for commenting and will not be executed</text:p>
      <text:p text:style-name="P1"/>
      <text:p text:style-name="P1"><text:span text:style-name="T7">Enter the below program in the .sci file. Save the file as <text:s/></text:span><text:span text:style-name="T1">fact.sci </text:span><text:span text:style-name="T7"><text:s/>in the default directory. </text:span></text:p>
      <text:p text:style-name="P1"><text:span text:style-name="T7"/></text:p>
      <text:p text:style-name="P20">function [f] = fact(n) <text:s text:c="17"/><text:span text:style-name="T6"></text:span><text:s/><text:span text:style-name="T13">Function definition line</text:span></text:p>
      <text:p text:style-name="P20">// Compute a factorial value. <text:s text:c="10"/><text:span text:style-name="T6"></text:span><text:s/><text:span text:style-name="T13">H1 line</text:span></text:p>
      <text:p text:style-name="P20">// FACT(N) returns the factorial of N. <text:s/><text:span text:style-name="T6"></text:span><text:s/><text:span text:style-name="T13">Help text</text:span></text:p>
      <text:p text:style-name="P20">// Put simply, FACT(N) is PROD(1:N). <text:s text:c="3"/><text:span text:style-name="T6"></text:span><text:s/><text:span text:style-name="T13">Comment</text:span></text:p>
      <text:p text:style-name="P20">f = prod(1:n); <text:s text:c="24"/><text:span text:style-name="T6"></text:span><text:s/><text:span text:style-name="T13">Function body</text:span></text:p>
      <text:p text:style-name="P1"><text:span text:style-name="T7"/></text:p>
      <text:p text:style-name="P1"><text:span text:style-name="T7"/></text:p>
      <text:p text:style-name="P5"><text:span text:style-name="T7">You can execute it from 'scinotes' itself or go back to the Console window of SCILAB <text:s/>and type</text:span></text:p>
      <text:p text:style-name="P1"><text:span text:style-name="T7"/></text:p>
      <text:p text:style-name="P6">--&gt; exec('fact.sci')<text:span text:style-name="T7"><text:s/></text:span></text:p>
      <text:p text:style-name="P21"><text:span text:style-name="T5">--&gt; fact(4)<text:tab/><text:tab/></text:span><text:span text:style-name="T6"></text:span><text:span text:style-name="T7"><text:s/>result of </text:span>4!<text:span text:style-name="T7"><text:s/>is to be displayed.</text:span></text:p>
      <text:p text:style-name="P5"/>
      <text:p text:style-name="P5">Additional Reading: <text:s/>This table briefly describes parts of a program file.</text:p>
      <table:table table:name="Table1" table:style-name="Table1">
        <table:table-column table:style-name="TableColumn1"/>
        <table:table-column table:style-name="TableColumn1"/>
        <table:table-row>
          <table:table-cell table:style-name="TableCell1">
            <text:p text:style-name="P22"><text:span text:style-name="T1">File Element</text:span></text:p>
          </table:table-cell>
          <table:table-cell table:style-name="TableCell1">
            <text:p text:style-name="P22"><text:span text:style-name="T1">Description</text:span></text:p>
          </table:table-cell>
        </table:table-row>
        <table:table-row>
          <table:table-cell table:style-name="TableCell1">
            <text:p text:style-name="P23">Function definition line <text:line-break/>(functions only)</text:p>
          </table:table-cell>
          <table:table-cell table:style-name="TableCell1">
            <text:p text:style-name="P23">Defines the function name, and the number and order of input and output arguments</text:p>
          </table:table-cell>
        </table:table-row>
        <table:table-row>
          <table:table-cell table:style-name="TableCell1">
            <text:p text:style-name="P23">H1 line</text:p>
          </table:table-cell>
          <table:table-cell table:style-name="TableCell1">
            <text:p text:style-name="P23">A one line summary description of the program, displayed when you request <text:a xlink:type="simple" xlink:href="http://www.mathworks.com/help/techdoc/ref/help.html"><text:span text:style-name="T18">help</text:span></text:a><text:s/>on an entire folder, or when you use <text:a xlink:type="simple" xlink:href="http://www.mathworks.com/help/techdoc/ref/lookfor.html"><text:span text:style-name="T18">lookfor</text:span></text:a></text:p>
          </table:table-cell>
        </table:table-row>
        <table:table-row>
          <table:table-cell table:style-name="TableCell1">
            <text:p text:style-name="P23">Help text</text:p>
          </table:table-cell>
          <table:table-cell table:style-name="TableCell1">
            <text:p text:style-name="P23">A more detailed description of the program, displayed together with the H1 line when you request <text:span text:style-name="T19">help</text:span><text:s/>on a specific function</text:p>
          </table:table-cell>
        </table:table-row>
        <table:table-row>
          <table:table-cell table:style-name="TableCell1">
            <text:p text:style-name="P23">Function or script body</text:p>
          </table:table-cell>
          <table:table-cell table:style-name="TableCell1">
            <text:p text:style-name="P23">Program code that performs the actual computations and assigns values to any output arguments</text:p>
          </table:table-cell>
        </table:table-row>
        <table:table-row>
          <table:table-cell table:style-name="TableCell1">
            <text:p text:style-name="P23">Comments</text:p>
          </table:table-cell>
          <table:table-cell table:style-name="TableCell1">
            <text:p text:style-name="P23">Text in the body of the program that explains the internal workings of the program</text:p>
          </table:table-cell>
        </table:table-row>
      </table:table>
      <text:p text:style-name="P24"><text:span text:style-name="T1"/></text:p>
      <text:p text:style-name="P24"><text:span text:style-name="T1">Function Definition Line</text:span></text:p>
      <text:p text:style-name="P24"/>
      <text:p text:style-name="P24"><text:span text:style-name="T1"/></text:p>
      <text:p text:style-name="P25"><text:span text:style-name="T1">Function Arguments. </text:span>If the function has multiple output values, enclose the output argument list in square brackets. Input arguments, if present, are enclosed in parentheses following the function name. Use commas to separate multiple input or output arguments. </text:p>
      <text:p text:style-name="P24"/>
      <text:p text:style-name="P24">Here is the declaration for a function named <text:span text:style-name="T19">sphere</text:span><text:s/>that has three inputs and three outputs:</text:p>
      <text:p text:style-name="P26">function [x, y, z] = sphere(theta, phi, rho)</text:p>
      <text:p text:style-name="P26"/>
      <text:p text:style-name="P24">If there is no output, leave the output blank<text:tab/><text:span text:style-name="T5">function printresults(x)</text:span></text:p>
      <text:p text:style-name="P24">or use empty square brackets:<text:tab/><text:tab/><text:span text:style-name="T5">function [] = printresults(x)</text:span></text:p>
      <text:p text:style-name="P27"/>
      <text:p text:style-name="P24">The variables that you pass to the function do not need to have the same name as the variables in the function definition line.</text:p>
      <text:p text:style-name="P5"/>
      <text:p text:style-name="P1"><text:span text:style-name="T2">Example 2</text:span>: Let us solve a second order algebraic equation <text:span text:style-name="T7">ax</text:span><text:span text:style-name="T10">2</text:span><text:span text:style-name="T7"><text:s/>+ bx + c = </text:span>0. The solution is given in analytical form as <text:span text:style-name="T20"><text:s/></text:span></text:p>
      <text:p text:style-name="P28">We want to write an <text:span text:style-name="T7">sci-file </text:span>with the name <text:span text:style-name="T7">secroot.sci, </text:span>which produces the analytical solution</text:p>
      <text:p text:style-name="P28"/>
      <text:p text:style-name="P28"/>
      <text:p text:style-name="P6"><text:span text:style-name="T1">function </text:span>[r1,r2]=secroot(a,b,c); </text:p>
      <text:p text:style-name="P6">// Find Determinant</text:p>
      <text:p text:style-name="P6">Det= b^2 - 4 * a * c;</text:p>
      <text:p text:style-name="P6"><text:span text:style-name="T1">if </text:span>(Det &lt; 0),</text:p>
      <text:p text:style-name="P7">r1=- (-b + %i* sqrt(-Det))/2/a;</text:p>
      <text:p text:style-name="P7">r2 = (-b -%i* sqrt(-Det))/2/a;</text:p>
      <text:p text:style-name="P7">disp('The two roots are complex conjugates');</text:p>
      <text:p text:style-name="P6">elseif(Det == 0),</text:p>
      <text:p text:style-name="P7">r1 = -b/2/a;</text:p>
      <text:p text:style-name="P7">r2 = -b/2/a;</text:p>
      <text:p text:style-name="P7">disp('There are two repeated roots');</text:p>
      <text:p text:style-name="P6">else(Det &gt; 0)</text:p>
      <text:p text:style-name="P7">r1 = (-b + sqrt(Det))/2/a;</text:p>
      <text:p text:style-name="P7">r2 = (-b - sqrt(Det))/2/a;</text:p>
      <text:p text:style-name="P7">disp('The two roots are real');</text:p>
      <text:p text:style-name="P6"><text:span text:style-name="T1">endfunction</text:span></text:p>
      <text:p text:style-name="P6"><text:span text:style-name="T1"/></text:p>
      <text:p text:style-name="P1"><text:span text:style-name="T1">Exercise-5</text:span></text:p>
      <text:p text:style-name="P2">A. Use <text:span text:style-name="T5">secroot</text:span><text:s/>program you have written to find the roots of <text:s/>(i)<text:span text:style-name="T7"><text:s/>x</text:span><text:span text:style-name="T21">2</text:span><text:span text:style-name="T7"><text:s/>­– </text:span>1<text:span text:style-name="T7"><text:s/>= </text:span>0 <text:s/>(ii) <text:span text:style-name="T7">x</text:span><text:span text:style-name="T21">2</text:span><text:span text:style-name="T7"><text:s/>– 2x <text:s/>= </text:span>1 <text:s/>(iii) <text:span text:style-name="T7">3x</text:span><text:span text:style-name="T21">2</text:span><text:span text:style-name="T7"><text:s/>+ 4x + 5 = </text:span>0. Explain the working of your program in your report.</text:p>
      <text:p text:style-name="P1"/>
      <text:p text:style-name="P2">B. Write a function <text:span text:style-name="T7">MatrixSwap</text:span><text:s/>which takes as input a <text:span text:style-name="T7">n </text:span>x <text:span text:style-name="T7">n</text:span><text:s/>matrix, and two integers <text:span text:style-name="T7">a </text:span>and <text:span text:style-name="T7">b</text:span><text:s/>(where 1≤<text:span text:style-name="T7">a</text:span>,<text:span text:style-name="T7">b</text:span>≤<text:span text:style-name="T7">n</text:span>) , then swaps the rows <text:span text:style-name="T7">a</text:span><text:s/>and <text:span text:style-name="T7">b</text:span><text:s/>of the matrix and output the modified matrix. Explain the working of your program in your report.</text:p>
      <text:p text:style-name="P1"/>
      <text:p text:style-name="P1"><text:span text:style-name="T1">Exercise-6</text:span></text:p>
      <text:p text:style-name="P2">Create a function <text:span text:style-name="T7">ArrowMatrix</text:span><text:s/>which takes as input a number <text:span text:style-name="T7">n </text:span>and<text:span text:style-name="T7"><text:s/></text:span>returns an (<text:span text:style-name="T7">n+1) </text:span>x<text:span text:style-name="T7"><text:s/>(n+1)</text:span><text:s/>matrix whose element (i, i) is i, element(n+1,i) is 2i and element (i,n+1) is 2i for i=1,...,n. Element (n+1,n+1) must be i. All other elements are zero. You should not use any loops or if conditions. Explain the steps in your report.</text:p>
      <text:p text:style-name="P1"/>
      <text:p text:style-name="P5"/>
      <text:p text:style-name="P1"><text:span text:style-name="T1">7. Using Loops</text:span></text:p>
      <text:p text:style-name="P1">Much like other programming languages, SCILAB also provides 'for' and 'while' loops. Here are are some simple 'for' loops:</text:p>
      <text:p text:style-name="P1"/>
      <text:p text:style-name="P1">To display squares of first 5 natural numbers</text:p>
      <text:p text:style-name="P28"><text:span text:style-name="T5">--&gt; </text:span>a = zeros(5);</text:p>
      <text:p text:style-name="P28"><text:span text:style-name="T5">--&gt; </text:span>for i = 1:5 </text:p>
      <text:p text:style-name="P29"><text:span text:style-name="T22">--&gt; </text:span><text:s text:c="3"/>a(i) = i*i;</text:p>
      <text:p text:style-name="P30">--&gt; <text:span text:style-name="T23">end</text:span></text:p>
      <text:p text:style-name="P1">To display squares of first 10 even numbers in reverse order</text:p>
      <text:p text:style-name="P28"><text:span text:style-name="T5">--&gt; </text:span>a = zeros(10);</text:p>
      <text:p text:style-name="P28"><text:span text:style-name="T5">--&gt; </text:span>for i = 20:-2:2 </text:p>
      <text:p text:style-name="P29"><text:span text:style-name="T22">--&gt; </text:span><text:s text:c="3"/>i*i</text:p>
      <text:p text:style-name="P30">--&gt; <text:span text:style-name="T20">end</text:span></text:p>
      <text:p text:style-name="P14">Additional Material: Creating multiple subplots</text:p>
      <text:p text:style-name="P2">subplot(m,n,i) breaks the figure window into an m-by-n matrix of small subplots and selects the ithe subplot for the current plot. The plots are numbered along the top row of the figure window, then the second row, and so forth.</text:p>
      <text:p text:style-name="P31">--&gt; t = 0:%pi/20:2*%pi;</text:p>
      <text:p text:style-name="P31">--&gt; [x,y] = meshgrid(t);</text:p>
      <text:p text:style-name="P31">--&gt; subplot(2,2,1)</text:p>
      <text:p text:style-name="P31">--&gt; plot(sin(t),cos(t)) </text:p>
      <text:p text:style-name="P32"><text:span text:style-name="T5">--&gt; a = gca();<text:line-break/>--&gt; a.isoview = 'on';</text:span><text:s/><text:tab/><text:span text:style-name="T6"></text:span><text:s/>equivalent to MATLAB code axis equal</text:p>
      <text:p text:style-name="P20"><text:tab/><text:tab/><text:tab/></text:p>
      <text:p text:style-name="P31">--&gt; subplot(2,2,2)</text:p>
      <text:p text:style-name="P31">--&gt; z = sin(x)+cos(y);</text:p>
      <text:p text:style-name="P31">--&gt; plot(t,z)</text:p>
      <text:p text:style-name="P31">--&gt; isoview(0,2*%pi,-2,2)</text:p>
      <text:p text:style-name="P31">--&gt; subplot(2,2,3)</text:p>
      <text:p text:style-name="P31">--&gt; z = sin(x).*cos(y);</text:p>
      <text:p text:style-name="P31">--&gt; plot(t,z)</text:p>
      <text:p text:style-name="P31">--&gt; isoview(0,2*%pi,-1,1)</text:p>
      <text:p text:style-name="P31">--&gt; subplot(2,2,4)</text:p>
      <text:p text:style-name="P31">--&gt; z = (sin(x).^2)-(cos(y).^2);</text:p>
      <text:p text:style-name="P31">--&gt; plot(t,z)</text:p>
      <text:p text:style-name="P31">--&gt; isoview(0,2*%pi,-1,1)</text:p>
      <text:p text:style-name="P5"/>
      <text:p text:style-name="P5"/>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meta:initial-creator>Jayendran Venkateswaran</meta:initial-creator>
  </office:meta>
</office:document-meta>
</file>